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cc99" draw:fill-image-width="0cm" draw:fill-image-height="0cm" draw:textarea-horizontal-align="justify" draw:textarea-vertical-align="middle" draw:auto-grow-height="false" draw:shadow-offset-x="0.305cm" draw:shadow-offset-y="0.305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none" draw:fill-color="#ffffcc" draw:textarea-horizontal-align="justify" draw:textarea-vertical-align="middle" draw:auto-grow-height="false" draw:shadow-offset-x="0.305cm" draw:shadow-offset-y="0.305cm"/>
    </style:style>
    <style:style style:name="gr7" style:family="graphic" style:parent-style-name="standard">
      <style:graphic-properties draw:stroke="dash" draw:stroke-dash="Fine_20_Dashed" draw:fill="none" draw:fill-color="#ffffcc" draw:textarea-horizontal-align="justify" draw:textarea-vertical-align="middle" draw:auto-grow-height="false" draw:shadow-offset-x="0.305cm" draw:shadow-offset-y="0.305cm"/>
    </style:style>
    <style:style style:name="gr8" style:family="graphic" style:parent-style-name="standard">
      <style:graphic-properties draw:stroke="none" draw:fill="none" fo:min-height="0.476cm"/>
    </style:style>
    <style:style style:name="gr9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.7999992370605pt" style:font-size-asian="12pt" style:font-size-complex="12pt"/>
    </style:style>
    <style:style style:name="P3" style:family="paragraph">
      <style:paragraph-properties fo:text-align="center"/>
      <style:text-properties fo:font-size="24.7999992370605pt"/>
    </style:style>
    <style:style style:name="P4" style:family="paragraph">
      <style:paragraph-properties fo:text-align="center"/>
      <style:text-properties fo:font-size="17.2999992370605pt" style:font-size-asian="12pt" style:font-size-complex="12pt"/>
    </style:style>
    <style:style style:name="P5" style:family="paragraph">
      <style:paragraph-properties fo:text-align="center"/>
      <style:text-properties fo:font-size="24.7999992370605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6.791cm" svg:y1="34.747cm" svg:x2="26.789cm" svg:y2="42.566cm">
          <text:p/>
        </draw:line>
        <draw:line draw:style-name="gr1" draw:text-style-name="P1" draw:layer="layout" svg:x1="24.376cm" svg:y1="29.566cm" svg:x2="24.375cm" svg:y2="39.96cm">
          <text:p/>
        </draw:line>
        <draw:line draw:style-name="gr1" draw:text-style-name="P1" draw:layer="layout" svg:x1="24.675cm" svg:y1="29.566cm" svg:x2="24.672cm" svg:y2="37.24cm">
          <text:p/>
        </draw:line>
        <draw:custom-shape draw:style-name="gr2" draw:text-style-name="P2" draw:layer="layout" svg:width="6.579cm" svg:height="1.336cm" svg:x="22.438cm" svg:y="9.2cm">
          <text:p text:style-name="P2"><text:span text:style-name="T1">bimodel_sigledata.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79cm" svg:height="1.339cm" svg:x="22.638cm" svg:y="5.734cm">
          <text:p text:style-name="P2"><text:span text:style-name="T1">classification_sig.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79cm" svg:height="1.339cm" svg:x="22.638cm" svg:y="3.556cm">
          <text:p text:style-name="P2"><text:span text:style-name="T1">DATASET_NAME.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4cm" svg:x="10.355cm" svg:y="10.022cm">
          <text:p text:style-name="P3"><text:span text:style-name="T1">classification.RData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626cm" svg:y1="5.436cm" svg:x2="40.361cm" svg:y2="5.436cm">
          <text:p/>
        </draw:line>
        <draw:custom-shape draw:style-name="gr6" draw:text-style-name="P2" draw:layer="layout" svg:width="7.518cm" svg:height="1.646cm" svg:x="1.592cm" svg:y="3.019cm">
          <text:p text:style-name="P2"><text:span text:style-name="T1">Data cura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626cm" svg:y1="7.976cm" svg:x2="40.434cm" svg:y2="7.976cm">
          <text:p/>
        </draw:line>
        <draw:custom-shape draw:style-name="gr6" draw:text-style-name="P2" draw:layer="layout" svg:width="7.518cm" svg:height="1.644cm" svg:x="1.593cm" svg:y="5.697cm">
          <text:p text:style-name="P2"><text:span text:style-name="T1">Extraction of classification</text:span></text:p>
          <text:p text:style-name="P2"><text:span text:style-name="T1"><text:s/></text:span><text:span text:style-name="T1">signatu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9cm" svg:x="10.357cm" svg:y="8.596cm">
          <text:p text:style-name="P2"><text:span text:style-name="T2">DATASET_NAME</text:span><text:span text:style-name="T1">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7cm" svg:x="32.864cm" svg:y="3.55cm">
          <text:p text:style-name="P2"><text:span text:style-name="T1">DATASET_NAME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6cm" svg:x="32.864cm" svg:y="5.765cm">
          <text:p text:style-name="P3"><text:span text:style-name="T1">classification.RDat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0.226cm" svg:y1="4.252cm" svg:x2="32.2cm" svg:y2="4.252cm">
          <text:p/>
        </draw:line>
        <draw:custom-shape draw:style-name="gr4" draw:text-style-name="P2" draw:layer="layout" svg:width="7.518cm" svg:height="1.337cm" svg:x="32.866cm" svg:y="3.55cm">
          <text:p text:style-name="P2"><text:span text:style-name="T1">DATASET_NAME.RDat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0.226cm" svg:y1="6.4cm" svg:x2="32.2cm" svg:y2="6.4cm">
          <text:p/>
        </draw:line>
        <draw:custom-shape draw:style-name="gr7" draw:text-style-name="P4" draw:layer="layout" svg:width="8.911cm" svg:height="3.467cm" svg:x="9.646cm" svg:y="8.31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136cm" svg:y1="9.881cm" svg:x2="21.676cm" svg:y2="9.881cm">
          <text:p/>
        </draw:line>
        <draw:custom-shape draw:style-name="gr4" draw:text-style-name="P2" draw:layer="layout" svg:width="7.518cm" svg:height="1.336cm" svg:x="32.843cm" svg:y="9.18cm">
          <text:p text:style-name="P1"><text:span text:style-name="T1">subtype_classi.RDat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0.205cm" svg:y1="9.815cm" svg:x2="32.179cm" svg:y2="9.815cm">
          <text:p/>
        </draw:line>
        <draw:line draw:style-name="gr1" draw:text-style-name="P1" draw:layer="layout" svg:x1="25.756cm" svg:y1="10.916cm" svg:x2="25.756cm" svg:y2="12.621cm">
          <text:p/>
        </draw:line>
        <draw:custom-shape draw:style-name="gr2" draw:text-style-name="P2" draw:layer="layout" svg:width="6.579cm" svg:height="1.336cm" svg:x="22.452cm" svg:y="12.89cm">
          <text:p text:style-name="P2"><text:span text:style-name="T1">em_classification_all.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518cm" svg:height="1.644cm" svg:x="1.626cm" svg:y="9.246cm">
          <text:p text:style-name="P2"><text:span text:style-name="T1">(Weighted average) subtype score,</text:span></text:p>
          <text:p text:style-name="P2"><text:span text:style-name="T1">Fitting of mixture of Gaussia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553cm" svg:y1="12.121cm" svg:x2="40.361cm" svg:y2="12.121cm">
          <text:p/>
        </draw:line>
        <draw:frame draw:style-name="gr8" draw:text-style-name="P5" draw:layer="layout" svg:width="3.029cm" svg:height="0.726cm" svg:x="12.567cm" svg:y="1.535cm">
          <draw:text-box>
            <text:p text:style-name="P5"><text:span text:style-name="T3">Data input</text:span></text:p>
          </draw:text-box>
        </draw:frame>
        <draw:frame draw:style-name="gr8" draw:text-style-name="P5" draw:layer="layout" svg:width="3.029cm" svg:height="0.726cm" svg:x="23.997cm" svg:y="1.535cm">
          <draw:text-box>
            <text:p text:style-name="P5"><text:span text:style-name="T3">Program</text:span></text:p>
          </draw:text-box>
        </draw:frame>
        <draw:frame draw:style-name="gr8" draw:text-style-name="P5" draw:layer="layout" svg:width="3.029cm" svg:height="0.726cm" svg:x="35.281cm" svg:y="1.535cm">
          <draw:text-box>
            <text:p text:style-name="P5"><text:span text:style-name="T3">Data output</text:span></text:p>
          </draw:text-box>
        </draw:frame>
        <draw:custom-shape draw:style-name="gr7" draw:text-style-name="P4" draw:layer="layout" svg:width="8.911cm" svg:height="1.905cm" svg:x="9.646cm" svg:y="12.65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136cm" svg:y1="13.583cm" svg:x2="21.676cm" svg:y2="13.583cm">
          <text:p/>
        </draw:line>
        <draw:custom-shape draw:style-name="gr6" draw:text-style-name="P2" draw:layer="layout" svg:width="7.518cm" svg:height="1.644cm" svg:x="1.626cm" svg:y="12.948cm">
          <text:p text:style-name="P2"><text:span text:style-name="T1">Subtype classification </text:span></text:p>
          <text:p text:style-name="P2"><text:span text:style-name="T1">via TCGA mixture of Gaussian</text:span><text:span text:style-name="T1">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6cm" svg:x="10.418cm" svg:y="12.925cm">
          <text:p text:style-name="P1"><text:span text:style-name="T1">subtype_classi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6cm" svg:x="32.843cm" svg:y="12.78cm">
          <text:p text:style-name="P1"><text:span text:style-name="T1">subtype_classi.RData</text:span></text:p>
          <text:p text:style-name="P1"><text:span text:style-name="T1"><text:s/></text:span><text:span text:style-name="T1">(now with subtype probabilities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0.205cm" svg:y1="13.415cm" svg:x2="32.179cm" svg:y2="13.415cm">
          <text:p/>
        </draw:line>
        <draw:custom-shape draw:style-name="gr2" draw:text-style-name="P2" draw:layer="layout" svg:width="7.62cm" svg:height="1.336cm" svg:x="21.946cm" svg:y="16.465cm">
          <text:p><text:span text:style-name="T1">GENIUS_gene_sig_weighted_var.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553cm" svg:y1="15.665cm" svg:x2="40.361cm" svg:y2="15.665cm">
          <text:p/>
        </draw:line>
        <draw:custom-shape draw:style-name="gr7" draw:text-style-name="P4" draw:layer="layout" svg:width="8.911cm" svg:height="3.206cm" svg:x="9.646cm" svg:y="16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136cm" svg:y1="17.127cm" svg:x2="21.676cm" svg:y2="17.127cm">
          <text:p/>
        </draw:line>
        <draw:custom-shape draw:style-name="gr6" draw:text-style-name="P2" draw:layer="layout" svg:width="7.518cm" svg:height="1.644cm" svg:x="1.626cm" svg:y="16.492cm">
          <text:p text:style-name="P2"><text:span text:style-name="T1">Finding prognostic genes </text:span></text:p>
          <text:p text:style-name="P2"><text:span text:style-name="T1">with stability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812cm" svg:x="32.843cm" svg:y="16.324cm">
          <text:p text:style-name="P1"><text:span text:style-name="T1">sig_stab_s2_res.RData</text:span></text:p>
          <text:p text:style-name="P1"><text:span text:style-name="T1">sig_stab_s1_res.RData</text:span></text:p>
          <text:p text:style-name="P1"><text:span text:style-name="T1">sig_stab_res.RDat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0.201cm" svg:y1="17.066cm" svg:x2="32.175cm" svg:y2="17.066cm">
          <text:p/>
        </draw:line>
        <draw:custom-shape draw:style-name="gr4" draw:text-style-name="P2" draw:layer="layout" svg:width="7.518cm" svg:height="1.336cm" svg:x="10.316cm" svg:y="16.431cm">
          <text:p text:style-name="P1"><text:span text:style-name="T1">subtype_classi.RData</text:span></text:p>
          <text:p text:style-name="P1"><text:span text:style-name="T1"><text:s/></text:span><text:span text:style-name="T1">(now with subtype probabilities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9cm" svg:x="10.316cm" svg:y="17.867cm">
          <text:p text:style-name="P2"><text:span text:style-name="T2">tcga</text:span><text:span text:style-name="T1">.RDat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756cm" svg:y1="18.136cm" svg:x2="24.756cm" svg:y2="23.651cm">
          <text:p/>
        </draw:line>
        <draw:custom-shape draw:style-name="gr2" draw:text-style-name="P2" draw:layer="layout" svg:width="7.62cm" svg:height="1.336cm" svg:x="21.946cm" svg:y="20.465cm">
          <text:p><text:span text:style-name="T1">GENIUS_gene_sig_nosubtypes.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136cm" svg:y1="21.127cm" svg:x2="21.676cm" svg:y2="21.127cm">
          <text:p/>
        </draw:line>
        <draw:line draw:style-name="gr1" draw:text-style-name="P1" draw:layer="layout" svg:x1="25.756cm" svg:y1="14.461cm" svg:x2="25.756cm" svg:y2="16.232cm">
          <text:p/>
        </draw:line>
        <draw:custom-shape draw:style-name="gr7" draw:text-style-name="P4" draw:layer="layout" svg:width="8.911cm" svg:height="1.905cm" svg:x="9.581cm" svg:y="20.3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6cm" svg:x="10.353cm" svg:y="20.61cm">
          <text:p text:style-name="P2"><text:span text:style-name="T4">tcga</text:span><text:span text:style-name="T1">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812cm" svg:x="32.843cm" svg:y="20.124cm">
          <text:p text:style-name="P1"><text:span text:style-name="T1">sig_stab_s2_res.RData</text:span></text:p>
          <text:p text:style-name="P1"><text:span text:style-name="T1">sig_stab_s1_res.RData</text:span></text:p>
          <text:p text:style-name="P1"><text:span text:style-name="T1">sig_stab_res.RDat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0.201cm" svg:y1="20.866cm" svg:x2="32.175cm" svg:y2="20.866cm">
          <text:p/>
        </draw:line>
        <draw:custom-shape draw:style-name="gr2" draw:text-style-name="P2" draw:layer="layout" svg:width="6.579cm" svg:height="1.336cm" svg:x="22.525cm" svg:y="23.985cm">
          <text:p text:style-name="P2"><text:span text:style-name="T1">GENIUS_gene_sig_extract.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626cm" svg:y1="23.216cm" svg:x2="40.434cm" svg:y2="23.216cm">
          <text:p/>
        </draw:line>
        <draw:custom-shape draw:style-name="gr7" draw:text-style-name="P4" draw:layer="layout" svg:width="8.911cm" svg:height="1.905cm" svg:x="9.719cm" svg:y="23.75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209cm" svg:y1="24.678cm" svg:x2="21.749cm" svg:y2="24.678cm">
          <text:p/>
        </draw:line>
        <draw:custom-shape draw:style-name="gr4" draw:text-style-name="P2" draw:layer="layout" svg:width="7.518cm" svg:height="1.336cm" svg:x="10.491cm" svg:y="24.02cm">
          <text:p text:style-name="P1"><text:span text:style-name="T1">sig_stab_res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6cm" svg:x="32.916cm" svg:y="23.875cm">
          <text:p text:style-name="P1"><text:span text:style-name="T1">gene_sigs.RDat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0.278cm" svg:y1="24.51cm" svg:x2="32.252cm" svg:y2="24.51cm">
          <text:p/>
        </draw:line>
        <draw:custom-shape draw:style-name="gr6" draw:text-style-name="P2" draw:layer="layout" svg:width="7.518cm" svg:height="1.644cm" svg:x="1.626cm" svg:y="23.751cm">
          <text:p text:style-name="P2"><text:span text:style-name="T1">Prognostic gene signature</text:span></text:p>
          <text:p text:style-name="P2"><text:span text:style-name="T1"><text:s/></text:span><text:span text:style-name="T1">extraction based on stability tes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6.391cm" svg:y1="21.801cm" svg:x2="26.391cm" svg:y2="23.714cm">
          <text:p/>
        </draw:line>
        <draw:line draw:style-name="gr1" draw:text-style-name="P1" draw:layer="layout" svg:x1="26.438cm" svg:y1="25.489cm" svg:x2="26.488cm" svg:y2="33.008cm">
          <text:p/>
        </draw:line>
        <draw:custom-shape draw:style-name="gr2" draw:text-style-name="P2" draw:layer="layout" svg:width="6.579cm" svg:height="1.336cm" svg:x="22.452cm" svg:y="28.095cm">
          <text:p text:style-name="P2"><text:span text:style-name="T1">GENIUS_survival_predic.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553cm" svg:y1="26.226cm" svg:x2="40.361cm" svg:y2="26.226cm">
          <text:p/>
        </draw:line>
        <draw:custom-shape draw:style-name="gr7" draw:text-style-name="P4" draw:layer="layout" svg:width="8.911cm" svg:height="4.656cm" svg:x="9.646cm" svg:y="26.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971cm" svg:y1="28.909cm" svg:x2="21.511cm" svg:y2="28.909cm">
          <text:p/>
        </draw:line>
        <draw:custom-shape draw:style-name="gr4" draw:text-style-name="P2" draw:layer="layout" svg:width="7.518cm" svg:height="1.336cm" svg:x="10.516cm" svg:y="29.836cm">
          <text:p text:style-name="P1"><text:span text:style-name="T1">gene_sigs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255cm" svg:height="1.336cm" svg:x="32.306cm" svg:y="27.985cm">
          <text:p text:style-name="P1"><text:span text:style-name="T1">genius_DATASET_optimum_tcga.RDat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0.205cm" svg:y1="28.62cm" svg:x2="32.179cm" svg:y2="28.62cm">
          <text:p/>
        </draw:line>
        <draw:custom-shape draw:style-name="gr6" draw:text-style-name="P2" draw:layer="layout" svg:width="7.518cm" svg:height="1.644cm" svg:x="1.553cm" svg:y="26.861cm">
          <text:p text:style-name="P2"><text:span text:style-name="T1">Survival predictio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772cm" svg:y1="25.489cm" svg:x2="24.771cm" svg:y2="27.729cm">
          <text:p/>
        </draw:line>
        <draw:custom-shape draw:style-name="gr4" draw:text-style-name="P2" draw:layer="layout" svg:width="7.518cm" svg:height="1.339cm" svg:x="10.357cm" svg:y="8.597cm">
          <text:p text:style-name="P2"><text:span text:style-name="T2">DATASET_NAME</text:span><text:span text:style-name="T1">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9cm" svg:x="10.516cm" svg:y="26.961cm">
          <text:p text:style-name="P2"><text:span text:style-name="T2">DATASET_NAME</text:span><text:span text:style-name="T1">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6cm" svg:x="10.516cm" svg:y="28.4cm">
          <text:p text:style-name="P1"><text:span text:style-name="T1">subtype_classi.RData</text:span></text:p>
          <text:p text:style-name="P1"><text:span text:style-name="T1"><text:s/></text:span><text:span text:style-name="T1">(now with subtype probabilitie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1.336cm" svg:x="21.946cm" svg:y="33.31cm">
          <text:p><text:span text:style-name="T1">GENIUS_survival_predic_nosubtypes.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911cm" svg:height="3.38cm" svg:x="9.681cm" svg:y="32.50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006cm" svg:y1="34.165cm" svg:x2="21.546cm" svg:y2="34.165cm">
          <text:p/>
        </draw:line>
        <draw:custom-shape draw:style-name="gr4" draw:text-style-name="P2" draw:layer="layout" svg:width="7.518cm" svg:height="1.336cm" svg:x="10.516cm" svg:y="34.245cm">
          <text:p text:style-name="P1"><text:span text:style-name="T1">gene_sigs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9cm" svg:x="10.551cm" svg:y="32.717cm">
          <text:p text:style-name="P2"><text:span text:style-name="T2">DATASET_NAME</text:span><text:span text:style-name="T1">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255cm" svg:height="1.336cm" svg:x="32.302cm" svg:y="33.31cm">
          <text:p text:style-name="P1"><text:span text:style-name="T1">genius_DATASET_optimum_tcga.RDat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0.201cm" svg:y1="33.945cm" svg:x2="32.175cm" svg:y2="33.945cm">
          <text:p/>
        </draw:line>
        <draw:custom-shape draw:style-name="gr2" draw:text-style-name="P2" draw:layer="layout" svg:width="6.579cm" svg:height="1.336cm" svg:x="22.452cm" svg:y="37.42cm">
          <text:p text:style-name="P2"><text:span text:style-name="T1">surv_plot_all_overview.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553cm" svg:y1="36.651cm" svg:x2="40.361cm" svg:y2="36.651cm">
          <text:p/>
        </draw:line>
        <draw:custom-shape draw:style-name="gr7" draw:text-style-name="P4" draw:layer="layout" svg:width="8.911cm" svg:height="1.905cm" svg:x="9.646cm" svg:y="37.18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136cm" svg:y1="38.113cm" svg:x2="21.676cm" svg:y2="38.113cm">
          <text:p/>
        </draw:line>
        <draw:custom-shape draw:style-name="gr4" draw:text-style-name="P2" draw:layer="layout" svg:width="8.055cm" svg:height="1.336cm" svg:x="9.881cm" svg:y="37.455cm">
          <text:p text:style-name="P1"><text:span text:style-name="T1">genius_DATASET_optimum_tcga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2cm" svg:height="1.336cm" svg:x="32.706cm" svg:y="37.31cm">
          <text:p text:style-name="P1"><text:span text:style-name="T1">surv_subtypes_allsets_SAVERES_</text:span></text:p>
          <text:p text:style-name="P1"><text:span text:style-name="T1">RISKGROUP.pdf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9.805cm" svg:y1="37.945cm" svg:x2="31.779cm" svg:y2="37.945cm">
          <text:p/>
        </draw:line>
        <draw:custom-shape draw:style-name="gr6" draw:text-style-name="P2" draw:layer="layout" svg:width="7.518cm" svg:height="1.644cm" svg:x="1.553cm" svg:y="37.186cm">
          <text:p text:style-name="P2"><text:span text:style-name="T1">Plot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6.491cm" svg:y1="34.746cm" svg:x2="26.491cm" svg:y2="37.185cm">
          <text:p/>
        </draw:line>
        <draw:custom-shape draw:style-name="gr2" draw:text-style-name="P2" draw:layer="layout" svg:width="6.579cm" svg:height="1.336cm" svg:x="22.452cm" svg:y="39.96cm">
          <text:p text:style-name="P1"><text:span text:style-name="T1">forest_plot_all.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911cm" svg:height="1.905cm" svg:x="9.646cm" svg:y="39.72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136cm" svg:y1="40.653cm" svg:x2="21.676cm" svg:y2="40.653cm">
          <text:p/>
        </draw:line>
        <draw:custom-shape draw:style-name="gr4" draw:text-style-name="P2" draw:layer="layout" svg:width="8.055cm" svg:height="1.336cm" svg:x="9.881cm" svg:y="39.995cm">
          <text:p text:style-name="P1"><text:span text:style-name="T1">genius_DATASET_optimum_tcga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6cm" svg:x="32.843cm" svg:y="39.85cm">
          <text:p text:style-name="P1"><text:span text:style-name="T1">forest_plot_SAVERES.pdf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9.905cm" svg:y1="40.485cm" svg:x2="31.879cm" svg:y2="40.485cm">
          <text:p/>
        </draw:line>
        <draw:custom-shape draw:style-name="gr2" draw:text-style-name="P2" draw:layer="layout" svg:width="6.579cm" svg:height="1.336cm" svg:x="22.452cm" svg:y="42.566cm">
          <text:p text:style-name="P1"><text:span text:style-name="T1">forest_plot_all_nosubtype.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911cm" svg:height="1.905cm" svg:x="9.646cm" svg:y="42.32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136cm" svg:y1="43.254cm" svg:x2="21.676cm" svg:y2="43.254cm">
          <text:p/>
        </draw:line>
        <draw:custom-shape draw:style-name="gr4" draw:text-style-name="P2" draw:layer="layout" svg:width="8.055cm" svg:height="1.336cm" svg:x="9.881cm" svg:y="42.596cm">
          <text:p text:style-name="P1"><text:span text:style-name="T1">genius_DATASET_optimum_tcga.R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8cm" svg:height="1.336cm" svg:x="32.843cm" svg:y="42.65cm">
          <text:p text:style-name="P1"><text:span text:style-name="T1">forest_plot_SAVERES.pdf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9.905cm" svg:y1="43.285cm" svg:x2="31.879cm" svg:y2="43.285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4.982cm" svg:height="7.047cm" svg:x="3.156cm" svg:y="2.397cm" draw:page-number="1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36.028cm" svg:height="9.59cm" svg:x="2.988cm" svg:y="3.275cm" presentation:class="title" presentation:placeholder="true">
        <draw:text-box/>
      </draw:frame>
      <draw:frame presentation:style-name="Default-outline1" draw:layer="backgroundobjects" svg:width="36.028cm" svg:height="37.902cm" svg:x="2.988cm" svg:y="14.427cm" presentation:class="outline" presentation:placeholder="true">
        <draw:text-box/>
      </draw:frame>
      <draw:frame presentation:style-name="Mpr1" draw:text-style-name="MP1" draw:layer="backgroundobjects" svg:width="9.328cm" svg:height="3.96cm" svg:x="2.988cm" svg:y="53.30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2.689cm" svg:height="3.96cm" svg:x="14.679cm" svg:y="53.30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9.328cm" svg:height="3.96cm" svg:x="29.689cm" svg:y="53.30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Risch</meta:initial-creator>
    <meta:creation-date>2011-06-29T17:32:45</meta:creation-date>
    <meta:editing-duration>PT01H04M55S</meta:editing-duration>
    <meta:editing-cycles>21</meta:editing-cycles>
    <dc:date>2011-06-29T19:01:21</dc:date>
    <dc:creator>Thomas Risch</dc:creator>
    <meta:generator>OpenOffice.org/3.2$Linux OpenOffice.org_project/320m12$Build-9483</meta:generator>
    <meta:document-statistic meta:object-count="124"/>
  </office:meta>
</office:document-meta>
</file>